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 text:outline-level="1">Table of Contents</text:h>
              </text:list-item>
            </text:list>
          </text:index-title>
          <text:p text:style-name="P3">Introduction<text:tab/>3</text:p>
          <text:p text:style-name="P3">Getting Started<text:tab/>4</text:p>
          <text:p text:style-name="P4">Prerequisites<text:tab/>4</text:p>
          <text:p text:style-name="P4">Development environment<text:tab/>4</text:p>
          <text:p text:style-name="P4">Creating your project<text:tab/>4</text:p>
          <text:p text:style-name="P4">Creating the plugin descriptor<text:tab/>4</text:p>
          <text:p text:style-name="P4">Running your plugin with MiniMiser<text:tab/>4</text:p>
          <text:p text:style-name="P3">Developing with MiniMiser<text:tab/>5</text:p>
          <text:p text:style-name="P4">Overview<text:tab/>5</text:p>
          <text:p text:style-name="P5">Extension points<text:tab/>5</text:p>
          <text:p text:style-name="P4">Persistence<text:tab/>5</text:p>
          <text:p text:style-name="P5">Database schema<text:tab/>5</text:p>
          <text:p text:style-name="P5">Database<text:tab/>5</text:p>
          <text:p text:style-name="P5">File storage alongside databases<text:tab/>5</text:p>
          <text:p text:style-name="P4">Presentation<text:tab/>5</text:p>
          <text:p text:style-name="P5">Menu system<text:tab/>5</text:p>
          <text:p text:style-name="P5">View system<text:tab/>5</text:p>
          <text:p text:style-name="P5">Miscellaneous<text:tab/>5</text:p>
          <text:p text:style-name="P5">Update notification<text:tab/>5</text:p>
          <text:p text:style-name="P5">Resources<text:tab/>5</text:p>
        </text:index-body>
      </text:table-of-content>
      <text:p text:style-name="Standard"/>
      <text:p text:style-name="Standard"/>
      <text:list text:style-name="Outline" text:continue-numbering="true">
        <text:list-item>
          <text:h text:style-name="P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 The software I developed was to be open source – to prevent the 'lack of developers / unsupported / closed system' problem occurring again, and also multi-platform – running on Linux, Mac OS X, and Windows. I also hoped that an open source development community might arise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 I didn't intend to write a framework – it was just going to be this one program. However, I found myself wanting to reuse parts of the code in other projects, so have started splitting it into a general purpose framework, or substrate upon which to build similar programs, and the actual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scope of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p text:style-name="Text_20_body">Multiple plugins can customise the framework to provide a single deployable application. Typically, you would provide one main plugin that provides the main domain-specific application, although you may split up your plugin packages in any way you wish</text:p>
      <text:p text:style-name="Text_20_body">XXXX WOZ ERE <text:s/></text:p>
      <text:p text:style-name="Text_20_body">The framework also makes several assumptions about the presentation of the various views into the database, and gives some small opportunity for customisation:</text:p>
      <text:p text:style-name="Text_20_body"/>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Prerequisites</text:h>
            </text:list-item>
            <text:list-item>
              <text:h text:style-name="Heading_20_2" text:outline-level="2">Development environment</text:h>
            </text:list-item>
            <text:list-item>
              <text:h text:style-name="Heading_20_2" text:outline-level="2">Creating your project</text:h>
            </text:list-item>
            <text:list-item>
              <text:h text:style-name="Heading_20_2" text:outline-level="2">Creating the plugin descriptor</text:h>
            </text:list-item>
            <text:list-item>
              <text:h text:style-name="Heading_20_2" text:outline-level="2">Running your plugin with MiniMiser</text:h>
            </text:list-item>
            <text:list-item>
              <text:h text:style-name="Heading_20_2" text:outline-level="2"/>
            </text:list-item>
          </text:list>
        </text:list-item>
        <text:list-item>
          <text:h text:style-name="P1" text:outline-level="1">Developing with MiniMiser</text:h>
          <text:list>
            <text:list-item>
              <text:h text:style-name="Heading_20_2" text:outline-level="2">Overview</text:h>
              <text:list>
                <text:list-item>
                  <text:h text:style-name="Heading_20_3" text:outline-level="3">Programming languages</text:h>
                </text:list-item>
                <text:list-item>
                  <text:h text:style-name="Heading_20_3" text:outline-level="3">Plugin architecture</text:h>
                </text:list-item>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
            </text:list-item>
            <text:list-item>
              <text:h text:style-name="Heading_20_2" text:outline-level="2">Miscellaneous</text:h>
              <text:list>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3-09T08:24:07</dc:date>
    <dc:language>en-GB</dc:language>
    <meta:editing-cycles>16</meta:editing-cycles>
    <meta:editing-duration>PT44M23S</meta:editing-duration>
    <meta:user-defined meta:name="Info 1"/>
    <meta:user-defined meta:name="Info 2"/>
    <meta:user-defined meta:name="Info 3"/>
    <meta:user-defined meta:name="Info 4"/>
    <meta:document-statistic meta:table-count="0" meta:image-count="0" meta:object-count="0" meta:page-count="7" meta:paragraph-count="66" meta:word-count="632" meta:character-count="4103"/>
  </office:meta>
</office:document-meta>
</file>